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MS" svg:font-family="'Comic Sans MS'" style:font-family-generic="script"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Helvetica, Tahoma, sans-serif"/>
  </office:font-face-decls>
  <office:automatic-styles>
    <style:style style:name="P1" style:family="paragraph" style:parent-style-name="Standard">
      <style:paragraph-properties fo:text-align="center" style:justify-single-word="false"/>
      <style:text-properties style:font-name="Helvetica" fo:font-size="16pt" style:font-size-asian="16pt" style:font-size-complex="16pt"/>
    </style:style>
    <style:style style:name="P2" style:family="paragraph" style:parent-style-name="Standard">
      <style:paragraph-properties fo:text-align="start" style:justify-single-word="false"/>
      <style:text-properties style:font-name="Helvetica" fo:font-size="12pt" style:font-size-asian="10.5pt" style:font-size-complex="12pt"/>
    </style:style>
    <style:style style:name="P3" style:family="paragraph" style:parent-style-name="Standard">
      <style:paragraph-properties fo:text-align="start" style:justify-single-word="false"/>
      <style:text-properties style:font-name="Helvetica" fo:font-size="12pt" officeooo:rsid="0000bbbe" officeooo:paragraph-rsid="0000bbbe" style:font-size-asian="10.5pt" style:font-size-complex="12pt"/>
    </style:style>
    <style:style style:name="P4" style:family="paragraph" style:parent-style-name="Standard">
      <style:paragraph-properties fo:text-align="start" style:justify-single-word="false"/>
      <style:text-properties style:font-name="Helvetica" fo:font-size="12pt" officeooo:rsid="00020b97" officeooo:paragraph-rsid="00020b97" style:font-size-asian="10.5pt" style:font-size-complex="12pt"/>
    </style:style>
    <style:style style:name="P5" style:family="paragraph" style:parent-style-name="Standard">
      <style:paragraph-properties fo:text-align="start" style:justify-single-word="false"/>
      <style:text-properties style:font-name="Helvetica" fo:font-size="12pt" style:text-underline-style="solid" style:text-underline-width="auto" style:text-underline-color="font-color" officeooo:rsid="0000bbbe" officeooo:paragraph-rsid="0000bbbe" style:font-size-asian="10.5pt" style:font-size-complex="12pt"/>
    </style:style>
    <style:style style:name="P6" style:family="paragraph" style:parent-style-name="Standard">
      <style:paragraph-properties fo:text-align="start" style:justify-single-word="false"/>
      <style:text-properties style:font-name="Helvetica" fo:font-size="12pt" style:text-underline-style="solid" style:text-underline-width="auto" style:text-underline-color="font-color" officeooo:rsid="00020b97" officeooo:paragraph-rsid="00020b97" style:font-size-asian="10.5pt" style:font-size-complex="12pt"/>
    </style:style>
    <style:style style:name="P7" style:family="paragraph" style:parent-style-name="Standard">
      <style:paragraph-properties fo:text-align="start" style:justify-single-word="false"/>
      <style:text-properties style:font-name="Helvetica" fo:font-size="12pt" style:text-underline-style="none" officeooo:rsid="00020b97" officeooo:paragraph-rsid="00020b97" style:font-size-asian="10.5pt" style:font-size-complex="12pt"/>
    </style:style>
    <style:style style:name="P8" style:family="paragraph" style:parent-style-name="Standard">
      <style:paragraph-properties fo:text-align="justify" style:justify-single-word="false"/>
      <style:text-properties officeooo:paragraph-rsid="00020b97"/>
    </style:style>
    <style:style style:name="T1" style:family="text">
      <style:text-properties officeooo:rsid="0000bbbe"/>
    </style:style>
    <style:style style:name="T2" style:family="text">
      <style:text-properties fo:font-size="11pt" fo:font-style="italic" style:font-size-asian="11pt" style:font-style-asian="italic"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style:font-size-asian="11pt" style:font-size-complex="11pt"/>
    </style:style>
    <style:style style:name="T5" style:family="text">
      <style:text-properties style:font-name="Comic Sans MS" fo:font-weight="bold" style:font-weight-asian="bold" style:font-name-complex="Comic Sans M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Énergie chimique et énergie électrique : conversion et stockage</text:span></text:p>
      <text:p text:style-name="P1"/>
      <text:p text:style-name="P2"/>
      <text:p text:style-name="P3">Niveau : MP </text:p>
      <text:p text:style-name="P3"/>
      <text:p text:style-name="P3">BO : Conversion énergie et énergie électrique : conversion et stokage, approche thermodynamique : établir l’inégalité reliant la variation d’enthalpie libreet le travail électrique. Citer la relation entre la tension à vide d’une pile et l’enthalpie libre de réaction. Déterminer la capacité d’une pile en Ah. Approche cinétique : Utiliser les courbes courant-potentiel pour expliquer le fonctionnement d’une pile électrochimique et prévoir la valeur de la tension à vide. Citer les paramètres influençant la résistance interne du dispositif électrochimique.</text:p>
      <text:p text:style-name="P3"/>
      <text:p text:style-name="P3">élément imposé : Mettre en œuvre une démarche expérimentale utilisant des piles</text:p>
      <text:p text:style-name="P3"/>
      <text:p text:style-name="P3">Introduction : </text:p>
      <text:p text:style-name="P3"/>
      <text:p text:style-name="P3">Les deux formes d’énergie qu’échange un système thermodynamique avec l’extérieur sont l’énergie associée au travail des forces de pression et le transfert thermique. Il existe des systèmes thermodynamiques plus complexes qui peuvent échanger d’autres formes d’énergie avec le milieu extérieur : les systèmes qui peuvent échanger des charges électriques appartiennent à cette catégorie.</text:p>
      <text:p text:style-name="P3"/>
      <text:p text:style-name="P3">I. Description thermodynamique d’un système avec transfert de charge</text:p>
      <text:p text:style-name="P3"/>
      <text:p text:style-name="P3">1. Enthalpie libre et travail électrique</text:p>
      <text:p text:style-name="P3"/>
      <text:p text:style-name="P3">On considère un système qui peut échanger des charges avec le milieu extérieur à travers deux bornes (une entrée et une sortie). Le système n’est pas au sens strict un système fermé car il y a échange de quantité de matière. On considère le cas où la quantité de charges qui entrent correspond à la quantité de charges qui sortent, on fera alors l’approximation qu’il s’agit d’un système fermé dans le sens où il n’y a pas accumulation de charge ni perte.</text:p>
      <text:p text:style-name="P3"/>
      <text:p text:style-name="P3">On note e la différence de potentiel entre la borne de sortie et la borne d’entrée et dq la charge qui entre dans la borne de haut potentiel. Dans le fonctionnement en générateur, cette charge est négative : il s’agit des électrons. Dans ce cas l’énergie électrique que le système échange avec le milieu extériur est donc : </text:p>
      <text:p text:style-name="P3"/>
      <text:p text:style-name="P3">dW = edq</text:p>
      <text:p text:style-name="P3"/>
      <text:p text:style-name="P3">e est aussi appelée tension à vide ou force electromotrice <text:s/>du système. Dans ce contexte le premier principe s’écrit : </text:p>
      <text:p text:style-name="P3"/>
      <text:p text:style-name="P3">dU = -Pext dV + dQ +edq</text:p>
      <text:p text:style-name="P3"/>
      <text:p text:style-name="P3">En combinant cette expressino avec le second principe on parvient à l’écriture de l’enthalpie libre pour un système évoluant de façon isobare et isotherme : </text:p>
      <text:p text:style-name="P3"/>
      <text:p text:style-name="P3">dG = -TextdS+edq </text:p>
      <text:p text:style-name="P3"/>
      <text:p text:style-name="P3">2. Réaction d’oxydo-réduction</text:p>
      <text:p text:style-name="P3"><text:soft-page-break/>Prenons en compte cette fois la nature des phénomènes se déroulant dans le dispositif. La source de différence de potentiel est une réaction chimique <text:s/>se déroulant entre deux électrodes constituant une pile.</text:p>
      <text:p text:style-name="P3"/>
      <text:p text:style-name="P3">1. Potentiel de Nernst</text:p>
      <text:p text:style-name="P3"/>
      <text:p text:style-name="P3">On prend un couple RedOx à l’anaode et à la cathode eon écrit les demi équations puis l’équation bilan. On écrit la tension à vide de la pile : </text:p>
      <text:p text:style-name="P3"/>
      <text:p text:style-name="P3">e = E+-E- = e⁰ + RT/(n+n-F)* log ci^nui </text:p>
      <text:p text:style-name="P3"/>
      <text:p text:style-name="P3">On écrit l’enthalpie libre en fonction de la tension à vide <text:s/>en simplifiant l’expression on parvient à la relation entre DrG⁰ et la tension à vide. </text:p>
      <text:p text:style-name="P3"/>
      <text:p text:style-name="P3">2. utilisation de l’enthalpie libre standard de électrochimique pour la détermination des grandeurs standard de réaction ou simplement vérification de la loi de Nernst</text:p>
      <text:p text:style-name="P3"/>
      <text:p text:style-name="P3">On réalise la pile Daniell constituée de deux électrodes : une de cuivre et une de Zinc. On écrit les équations au tableau. On peut mesurer la tension à vide. Remontre à l’expression de l’entropie standard. Dunod PC p 322. <text:s/>(Porteu, maréchal ou Des expériences de la famille Red-Ox) Vérifuication de la Loi de Nernst</text:p>
      <text:p text:style-name="P3"/>
      <text:p text:style-name="P3"/>
      <text:p text:style-name="P3">3. Stockage d’énergie dans une pile</text:p>
      <text:p text:style-name="P3"/>
      <text:p text:style-name="P3">Réalisation d’un accumulateur au plomb : <text:span text:style-name="T2">Dunod JF Le Maréchal T1 p 201 ; Dunod F Porteu p 195</text:span></text:p>
      <text:p text:style-name="P3"><text:span text:style-name="T2"/></text:p>
      <text:p text:style-name="P3"/>
      <text:p text:style-name="P4">Transition : On a étudié les aspects thermodynamiques des réactions électrochimiques. Hors la vitesse peut être lente et dans ce cas il n’est pas possible d’observer d’écolution du système. </text:p>
      <text:p text:style-name="P5">II. Approche cinétique</text:p>
      <text:p text:style-name="P5"/>
      <text:p text:style-name="P3"/>
      <text:p text:style-name="P6">1. L’intensité : une mesure de la vitesse de la réaction d’oxydoréduction</text:p>
      <text:p text:style-name="P6"/>
      <text:p text:style-name="P7">On considère une réaction RedOx, la vitesse de la réaction est définie telle que v= dx/dt. En notant q la charge traversant l’electrode, on a : dq/dt = nFdx/dt soit i = nFv</text:p>
      <text:p text:style-name="P7"/>
      <text:p text:style-name="P7">La mesure de l’intensité du courant traversant l’électrode est une mesure de la vitesse de la réaction. D’oxydoreduction se déroulant à l’électrode. </text:p>
      <text:p text:style-name="P7"/>
      <text:p text:style-name="P7">Le comportement d’un système est bien défini lorsque est établie la dépendance de l’intensité du courant avec le potentiel de l’électrode. <text:s/>On cherchera donc à tracer les courbes intensité – potentiel. En abscisse le potentiel de l’électrode et en ordonnée l’intensité du courant. Le potentiel est mesuré par rapport à une électrode de référence tandis que le courant est mesuré à l’aide d’un amperemètre branché en série avec l’électrode. Le montage qui permet de réaliser ces courbes est le montage à trois électrodes.</text:p>
      <text:p text:style-name="P7"/>
      <text:p text:style-name="P6">2. Montage à trois électrodes]</text:p>
      <text:p text:style-name="P7"><text:soft-page-break/><text:s/>On dessine le schema en même temps que l’on explique. On a une électrode dont on cherche à établir la courbe intensité-potentiel c’est l’électrode de travail. L’électrode à laquelle se déroule l’autre réaction est appelée la contre-électrode. La troisième électrode de haute impédance n’est pas pas parcourue par le courant afin de garder son potentiel constant au cours des mesures. On mesure la tension entre l’électrode de travail et de référence tandis que le courant est mesuré entre l’électro de travail et la contre-électrode sur le chamin emprunté par les électrons.</text:p>
      <text:p text:style-name="P7"/>
      <text:p text:style-name="P7">On branche ces électrodes à un potentiostat qui permet d’imposer une différence de potentiel entre ET et ER. On mesure simultanément i et E ce qui nous donne la courbe intensité potentiel. </text:p>
      <text:p text:style-name="P7"/>
      <text:p text:style-name="P7">Tracer la courbe intensité potentiel décrire la zone où a lieu l’oxydation et la reduction.</text:p>
      <text:p text:style-name="P6"/>
      <text:p text:style-name="P8"><text:span text:style-name="T3">Corrosion d'un clou de fer dans l'eau salée <text:s/></text:span><text:span text:style-name="T2">Sarrazin p 277 et <text:s/>exp 5.2/8 p 294 </text:span><text:span text:style-name="T5"/></text:p>
      <text:p text:style-name="P8"><text:span text:style-name="T2"/></text:p>
      <text:p text:style-name="P6">3. Facteurs influençant la cinétique</text:p>
      <text:p text:style-name="P6"/>
      <text:p text:style-name="P7">- transfert d’électrons</text:p>
      <text:p text:style-name="P7">- échange de matière entre la solution</text:p>
      <text:p text:style-name="P7"/>
      <text:p text:style-name="P7">Ces deux processus sont responsables de la cinétique de la réaction. </text:p>
      <text:p text:style-name="P7"/>
      <text:p text:style-name="P7">Le transfert dépend du couple mis en jeu, du solvant, et la présence d’autres ions. Vitesse finie du transport de matière par convection, diffusion, migration.</text:p>
      <text:p text:style-name="P7"/>
      <text:p text:style-name="P7">Système rapide et systèmes lents : la surtension. </text:p>
      <text:p text:style-name="P7"/>
      <text:p text:style-name="P7">Cas de vagues successives : cas où les espèces produites réagissent à leur tour par exemple reduction de l’O2 produit pendant l’oxydation de l’eau …</text:p>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MS" svg:font-family="'Comic Sans MS'" style:font-family-generic="script"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Helvetica, Tahom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8T15:22:29.636000000</meta:creation-date>
    <dc:date>2023-06-08T17:28:36.197000000</dc:date>
    <meta:editing-duration>PT2H6M7S</meta:editing-duration>
    <meta:editing-cycles>2</meta:editing-cycles>
    <meta:generator>LibreOffice/7.5.3.2$Windows_X86_64 LibreOffice_project/9f56dff12ba03b9acd7730a5a481eea045e468f3</meta:generator>
    <meta:document-statistic meta:table-count="0" meta:image-count="0" meta:object-count="0" meta:page-count="3" meta:paragraph-count="43" meta:word-count="1004" meta:character-count="6139" meta:non-whitespace-character-count="5155"/>
  </office:meta>
</office:document-meta>
</file>